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fo:padding-top="0.018cm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fill="solid" draw:fill-color="#0099ff" draw:textarea-horizontal-align="center" draw:textarea-vertical-align="middle" fo:padding-top="0.018cm"/>
    </style:style>
    <style:style style:name="gr6" style:family="graphic" style:parent-style-name="standard">
      <style:graphic-properties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244cm"/>
    </style:style>
    <style:style style:name="gr8" style:family="graphic" style:parent-style-name="standard">
      <style:graphic-properties draw:fill="solid" draw:fill-color="#3deb3d" draw:textarea-horizontal-align="center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5cm" fo:min-width="6.056cm" draw:shadow="hidden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standard">
      <style:graphic-properties draw:fill="solid" draw:fill-color="#e6e6e6" draw:textarea-horizontal-align="center" draw:textarea-vertical-align="middle" fo:padding-top="0.018cm"/>
    </style:style>
    <style:style style:name="gr12" style:family="graphic" style:parent-style-name="standard">
      <style:graphic-properties draw:stroke="none" svg:stroke-color="#000000" draw:fill="none" draw:fill-color="#ffffff" fo:min-height="0.656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62cm" fo:min-width="13.036cm"/>
    </style:style>
    <style:style style:name="gr15" style:family="graphic" style:parent-style-name="standard">
      <style:graphic-properties draw:stroke="solid"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953cm"/>
    </style:style>
    <style:style style:name="gr17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gr18" style:family="graphic" style:parent-style-name="standard">
      <style:graphic-properties draw:stroke="none" svg:stroke-color="#000000" draw:fill="none" draw:fill-color="#ffffff" fo:min-height="0.634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07cm" fo:min-width="12.858cm"/>
    </style:style>
    <style:style style:name="gr21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11cm" fo:min-width="10.3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8.357cm"/>
    </style:style>
    <style:style style:name="gr24" style:family="graphic" style:parent-style-name="standard">
      <style:graphic-properties draw:stroke="solid" svg:stroke-width="0cm" svg:stroke-color="#00000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7.085cm"/>
    </style:style>
    <style:style style:name="gr26" style:family="graphic" style:parent-style-name="standard">
      <style:graphic-properties draw:fill="solid" draw:fill-color="#ffffff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3.3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9" style:family="graphic" style:parent-style-name="standard">
      <style:graphic-properties draw:fill="solid" draw:fill-color="#0099ff" draw:textarea-horizontal-align="center" draw:textarea-vertical-align="middle" fo:padding-top="0.018cm"/>
    </style:style>
    <style:style style:name="gr30" style:family="graphic" style:parent-style-name="standard">
      <style:graphic-properties draw:textarea-horizontal-align="center" draw:textarea-vertical-align="middle" fo:padding-top="0.018cm"/>
    </style:style>
    <style:style style:name="gr31" style:family="graphic" style:parent-style-name="standard">
      <style:graphic-properties draw:fill="solid" draw:fill-color="#e6e6e6" draw:textarea-horizontal-align="center" draw:textarea-vertical-align="middle" fo:padding-top="0.018cm"/>
    </style:style>
    <style:style style:name="gr32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2cm" fo:min-width="11.0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measurelines" svg:x1="5.653cm" svg:y1="5.23cm" svg:x2="6.922cm" svg:y2="10.94cm" svg:d="M5653 5230v2855h1269v2855">
          <text:p/>
        </draw:connector>
        <draw:g>
          <draw:rect draw:style-name="gr2" draw:text-style-name="P1" xml:id="id6" draw:id="id6" draw:layer="layout" svg:width="3.807cm" svg:height="1.692cm" svg:x="1.212cm" svg:y="7.002cm">
            <text:p/>
          </draw:rect>
          <draw:rect draw:style-name="gr3" draw:text-style-name="P2" draw:layer="layout" svg:width="2.749cm" svg:height="0.634cm" svg:x="1.212cm" svg:y="8.06cm">
            <text:p text:style-name="P1"><text:span text:style-name="T1">slf4j-api.jar</text:span></text:p>
          </draw:rect>
          <draw:frame draw:style-name="gr4" draw:text-style-name="P3" draw:layer="layout" svg:width="3.807cm" svg:height="0.725cm" svg:x="1.212cm" svg:y="7.123cm">
            <draw:text-box>
              <text:p text:style-name="P1"><text:span text:style-name="T2">SLF4J API</text:span></text:p>
            </draw:text-box>
          </draw:frame>
          <draw:rect draw:style-name="gr5" draw:text-style-name="P1" xml:id="id2" draw:id="id2" draw:layer="layout" svg:width="4.653cm" svg:height="2.539cm" svg:x="0.789cm" svg:y="11.02cm">
            <text:p/>
          </draw:rect>
          <draw:rect draw:style-name="gr6" draw:text-style-name="P2" draw:layer="layout" svg:width="4.018cm" svg:height="1.268cm" svg:x="0.789cm" svg:y="12.29cm">
            <text:p text:style-name="P1"><text:span text:style-name="T1">logback-classic.jar</text:span></text:p>
            <text:p text:style-name="P1"><text:span text:style-name="T1">logback-core.jar <text:s text:c="3"/></text:span></text:p>
          </draw:rect>
          <draw:frame draw:style-name="gr7" draw:text-style-name="P3" draw:layer="layout" svg:width="4.653cm" svg:height="1.494cm" svg:x="0.789cm" svg:y="11.007cm">
            <draw:text-box>
              <text:p text:style-name="P1"><text:span text:style-name="T2">Underlying logging framework</text:span></text:p>
            </draw:text-box>
          </draw:frame>
          <draw:rect draw:style-name="gr8" draw:text-style-name="P1" xml:id="id1" draw:id="id1" draw:layer="layout" svg:width="3.807cm" svg:height="0.846cm" svg:x="1.212cm" svg:y="3.407cm">
            <text:p text:style-name="P1"><text:span text:style-name="T2">application</text:span></text:p>
          </draw:rect>
          <draw:frame draw:style-name="gr9" draw:text-style-name="P4" draw:layer="layout" svg:width="11.421cm" svg:height="2.195cm" svg:x="1cm" svg:y="1cm">
            <draw:text-box>
              <text:p><text:span text:style-name="T3">SLF4J bound to logback-classic with redirection of commons-logging, reload4j and java.util.logging to SLF4J</text:span></text:p>
            </draw:text-box>
          </draw:frame>
          <draw:rect draw:style-name="gr2" draw:text-style-name="P1" xml:id="id3" draw:id="id3" draw:layer="layout" svg:width="3.807cm" svg:height="2.115cm" svg:x="5.653cm" svg:y="4.887cm">
            <text:p/>
          </draw:rect>
          <draw:rect draw:style-name="gr3" draw:text-style-name="P2" draw:layer="layout" svg:width="3.384cm" svg:height="0.634cm" svg:x="5.653cm" svg:y="6.368cm">
            <text:p text:style-name="P1"><text:span text:style-name="T1">jcl-over-slf4j.jar</text:span></text:p>
          </draw:rect>
          <draw:frame draw:style-name="gr10" draw:text-style-name="P3" draw:layer="layout" svg:width="3.807cm" svg:height="1.199cm" svg:x="5.653cm" svg:y="4.957cm">
            <draw:text-box>
              <text:p text:style-name="P1"><text:span text:style-name="T2">Commons logging API</text:span></text:p>
            </draw:text-box>
          </draw:frame>
          <draw:rect draw:style-name="gr11" draw:text-style-name="P1" xml:id="id5" draw:id="id5" draw:layer="layout" svg:width="3.807cm" svg:height="2.115cm" svg:x="15.805cm" svg:y="4.887cm">
            <text:p/>
          </draw:rect>
          <draw:rect draw:style-name="gr3" draw:text-style-name="P2" draw:layer="layout" svg:width="3.384cm" svg:height="0.634cm" svg:x="15.805cm" svg:y="6.368cm">
            <text:p text:style-name="P1"><text:span text:style-name="T1">jul-to-slf4j.jar</text:span></text:p>
          </draw:rect>
          <draw:frame draw:style-name="gr10" draw:text-style-name="P3" draw:layer="layout" svg:width="3.807cm" svg:height="1.199cm" svg:x="15.805cm" svg:y="5.169cm">
            <draw:text-box>
              <text:p text:style-name="P1"><text:span text:style-name="T2">java.util.logging API</text:span></text:p>
            </draw:text-box>
          </draw:frame>
          <draw:rect draw:style-name="gr11" draw:text-style-name="P1" xml:id="id4" draw:id="id4" draw:layer="layout" svg:width="3.785cm" svg:height="2.115cm" svg:x="10.729cm" svg:y="4.887cm">
            <text:p/>
          </draw:rect>
          <draw:rect draw:style-name="gr3" draw:text-style-name="P2" draw:layer="layout" svg:width="3.596cm" svg:height="0.792cm" svg:x="10.729cm" svg:y="6.21cm">
            <text:p text:style-name="P1"><text:span text:style-name="T1">log4j-over-slf4j.jar</text:span></text:p>
          </draw:rect>
          <draw:frame draw:style-name="gr12" draw:text-style-name="P3" draw:layer="layout" svg:width="3.807cm" svg:height="0.906cm" svg:x="10.729cm" svg:y="5.25cm">
            <draw:text-box>
              <text:p text:style-name="P1"><text:span text:style-name="T2">log4j API</text:span></text:p>
            </draw:text-box>
          </draw:frame>
          <draw:connector draw:style-name="gr13" draw:text-style-name="P1" draw:layer="layout" svg:x1="3.115cm" svg:y1="4.253cm" svg:x2="3.115cm" svg:y2="7.002cm" draw:start-shape="id1" draw:start-glue-point="2" svg:d="M3115 4253v2749">
            <text:p/>
          </draw:connector>
          <draw:connector draw:style-name="gr13" draw:text-style-name="P1" draw:layer="layout" svg:x1="3.115cm" svg:y1="8.694cm" svg:x2="3.115cm" svg:y2="11.02cm" draw:end-shape="id2" svg:d="M3115 8694v2326">
            <text:p/>
          </draw:connector>
          <draw:frame draw:style-name="gr14" draw:layer="layout" svg:width="13.536cm" svg:height="1.912cm" svg:x="5.865cm" svg:y="8.483cm">
            <draw:text-box>
              <text:list text:style-name="L2">
                <text:list-item>
                  <text:p><text:span text:style-name="T4"><text:s/></text:span><text:span text:style-name="T4">jcl-over-slf4j.jar</text:span><text:span text:style-name="T5"> replaces </text:span><text:span text:style-name="T4">commons-logging.ja</text:span><text:span text:style-name="T5">r</text:span></text:p>
                </text:list-item>
                <text:list-item>
                  <text:p><text:span text:style-name="T4"><text:s/></text:span><text:span text:style-name="T4">log4j-over-slf4j.jar</text:span><text:span text:style-name="T5"> replaces </text:span><text:span text:style-name="T4">log4j.jar as well as reload4j.jar</text:span></text:p>
                </text:list-item>
                <text:list-item>
                  <text:p><text:span text:style-name="T4"><text:s/></text:span><text:span text:style-name="T4">SLF4JBrindgeHandler is installed (requires jul-to-slf4j.jar) </text:span></text:p>
                </text:list-item>
              </text:list>
            </draw:text-box>
          </draw:frame>
          <draw:connector draw:style-name="gr13" draw:text-style-name="P1" draw:layer="layout" svg:x1="5.019cm" svg:y1="3.83cm" svg:x2="7.556cm" svg:y2="4.887cm" draw:start-shape="id1" draw:start-glue-point="1" draw:end-shape="id3" draw:end-glue-point="0" svg:d="M5019 3830h2537v1057">
            <text:p/>
          </draw:connector>
          <draw:connector draw:style-name="gr13" draw:text-style-name="P1" draw:layer="layout" svg:x1="5.019cm" svg:y1="3.83cm" svg:x2="12.621cm" svg:y2="4.887cm" draw:start-shape="id1" draw:start-glue-point="1" draw:end-shape="id4" draw:end-glue-point="0" svg:d="M5019 3830h7602v1057">
            <text:p/>
          </draw:connector>
          <draw:connector draw:style-name="gr13" draw:text-style-name="P1" draw:layer="layout" svg:x1="5.019cm" svg:y1="3.83cm" svg:x2="17.708cm" svg:y2="4.887cm" draw:start-shape="id1" draw:start-glue-point="1" draw:end-shape="id5" draw:end-glue-point="0" svg:d="M5019 3830h12689v1057">
            <text:p/>
          </draw:connector>
          <draw:connector draw:style-name="gr13" draw:text-style-name="P1" draw:layer="layout" svg:x1="7.556cm" svg:y1="7.002cm" svg:x2="5.019cm" svg:y2="7.848cm" draw:start-shape="id3" draw:start-glue-point="2" draw:end-shape="id6" draw:end-glue-point="1" svg:d="M7556 7002v846h-2537">
            <text:p/>
          </draw:connector>
          <draw:connector draw:style-name="gr13" draw:text-style-name="P1" draw:layer="layout" svg:x1="12.621cm" svg:y1="7.002cm" svg:x2="5.019cm" svg:y2="7.848cm" draw:start-shape="id4" draw:start-glue-point="2" draw:end-shape="id6" draw:end-glue-point="1" svg:d="M12621 7002v846h-7602">
            <text:p/>
          </draw:connector>
          <draw:connector draw:style-name="gr13" draw:text-style-name="P1" draw:layer="layout" svg:x1="17.708cm" svg:y1="7.002cm" svg:x2="5.019cm" svg:y2="7.848cm" draw:start-shape="id5" draw:start-glue-point="2" draw:end-shape="id6" draw:end-glue-point="1" svg:d="M17708 7002v846h-12689">
            <text:p/>
          </draw:connector>
        </draw:g>
        <draw:g>
          <draw:frame draw:style-name="gr9" draw:text-style-name="P4" draw:layer="layout" svg:width="9.941cm" svg:height="2.195cm" svg:x="24.053cm" svg:y="1cm">
            <draw:text-box>
              <text:p><text:span text:style-name="T3">SLF4J bound to reload4j with redirection of commons-logging and java.util.logging to SLF4J</text:span></text:p>
            </draw:text-box>
          </draw:frame>
          <draw:frame draw:style-name="gr4" draw:text-style-name="P3" draw:layer="layout" svg:width="3.807cm" svg:height="0.725cm" svg:x="24.13cm" svg:y="7.043cm">
            <draw:text-box>
              <text:p text:style-name="P1"><text:span text:style-name="T2">SLF4J API</text:span></text:p>
            </draw:text-box>
          </draw:frame>
          <draw:rect draw:style-name="gr2" draw:text-style-name="P1" xml:id="id8" draw:id="id8" draw:layer="layout" svg:width="3.807cm" svg:height="1.692cm" svg:x="24.264cm" svg:y="6.922cm">
            <text:p/>
          </draw:rect>
          <draw:rect draw:style-name="gr3" draw:text-style-name="P2" draw:layer="layout" svg:width="2.749cm" svg:height="0.634cm" svg:x="24.264cm" svg:y="7.98cm">
            <text:p text:style-name="P1"><text:span text:style-name="T1">slf4j-api.jar</text:span></text:p>
          </draw:rect>
          <draw:frame draw:style-name="gr4" draw:text-style-name="P3" draw:layer="layout" svg:width="3.807cm" svg:height="0.725cm" svg:x="24.131cm" svg:y="7.043cm">
            <draw:text-box>
              <text:p text:style-name="P1"><text:span text:style-name="T2">SLF4J API</text:span></text:p>
            </draw:text-box>
          </draw:frame>
          <draw:rect draw:style-name="gr2" draw:text-style-name="P1" draw:layer="layout" svg:width="3.807cm" svg:height="1.904cm" svg:x="24.264cm" svg:y="9.883cm">
            <text:p/>
          </draw:rect>
          <draw:rect draw:style-name="gr15" draw:text-style-name="P2" draw:layer="layout" svg:width="3.172cm" svg:height="0.611cm" svg:x="24.264cm" svg:y="11.175cm">
            <text:p text:style-name="P1"><text:span text:style-name="T1">slf4j-log412.jar</text:span></text:p>
          </draw:rect>
          <draw:frame draw:style-name="gr16" draw:text-style-name="P3" draw:layer="layout" svg:width="3.807cm" svg:height="1.203cm" svg:x="24.264cm" svg:y="9.883cm">
            <draw:text-box>
              <text:p text:style-name="P1"><text:span text:style-name="T2">Adaptation layer, </text:span></text:p>
              <text:p text:style-name="P1"><text:span text:style-name="T2">a.k.a. </text:span><text:span text:style-name="T1">binding</text:span></text:p>
            </draw:text-box>
          </draw:frame>
          <draw:rect draw:style-name="gr17" draw:text-style-name="P1" draw:layer="layout" svg:width="3.807cm" svg:height="1.904cm" svg:x="24.265cm" svg:y="9.883cm">
            <text:p/>
          </draw:rect>
          <draw:rect draw:style-name="gr15" draw:text-style-name="P2" draw:layer="layout" svg:width="3.172cm" svg:height="0.611cm" svg:x="24.265cm" svg:y="11.175cm">
            <text:p text:style-name="P1"><text:span text:style-name="T1">slf4j-reload4j.jar</text:span></text:p>
          </draw:rect>
          <draw:frame draw:style-name="gr18" draw:text-style-name="P3" draw:layer="layout" svg:width="3.807cm" svg:height="0.884cm" svg:x="24.264cm" svg:y="10.057cm">
            <draw:text-box>
              <text:p text:style-name="P1"><text:span text:style-name="T2">Adaptation layer</text:span></text:p>
            </draw:text-box>
          </draw:frame>
          <draw:rect draw:style-name="gr11" draw:text-style-name="P1" draw:layer="layout" svg:width="3.807cm" svg:height="2.327cm" svg:x="24.264cm" svg:y="13.056cm">
            <text:p/>
          </draw:rect>
          <draw:rect draw:style-name="gr3" draw:text-style-name="P2" draw:layer="layout" svg:width="3.316cm" svg:height="0.634cm" svg:x="24.264cm" svg:y="14.748cm">
            <text:p text:style-name="P1"><text:span text:style-name="T1">reload4j.jar</text:span></text:p>
          </draw:rect>
          <draw:frame draw:style-name="gr19" draw:text-style-name="P3" draw:layer="layout" svg:width="3.807cm" svg:height="1.673cm" svg:x="24.264cm" svg:y="13.056cm">
            <draw:text-box>
              <text:p text:style-name="P1"><text:span text:style-name="T2">Underlying logging framework</text:span></text:p>
            </draw:text-box>
          </draw:frame>
          <draw:rect draw:style-name="gr8" draw:text-style-name="P1" xml:id="id7" draw:id="id7" draw:layer="layout" svg:width="3.807cm" svg:height="0.846cm" svg:x="24.264cm" svg:y="3.327cm">
            <text:p text:style-name="P1"><text:span text:style-name="T2">application</text:span></text:p>
          </draw:rect>
          <draw:connector draw:style-name="gr13" draw:text-style-name="P1" draw:layer="layout" svg:x1="26.167cm" svg:y1="4.173cm" svg:x2="26.167cm" svg:y2="6.922cm" draw:start-shape="id7" draw:start-glue-point="2" draw:end-shape="id8" draw:end-glue-point="0" svg:d="M26167 4173v2749">
            <text:p/>
          </draw:connector>
          <draw:rect draw:style-name="gr2" draw:text-style-name="P1" xml:id="id9" draw:id="id9" draw:layer="layout" svg:width="3.807cm" svg:height="2.115cm" svg:x="29.129cm" svg:y="4.596cm">
            <text:p/>
          </draw:rect>
          <draw:rect draw:style-name="gr3" draw:text-style-name="P2" draw:layer="layout" svg:width="3.384cm" svg:height="0.634cm" svg:x="29.129cm" svg:y="6.076cm">
            <text:p text:style-name="P1"><text:span text:style-name="T1">jcl-over-slf4j.jar</text:span></text:p>
          </draw:rect>
          <draw:frame draw:style-name="gr10" draw:text-style-name="P3" draw:layer="layout" svg:width="3.807cm" svg:height="1.199cm" svg:x="29.129cm" svg:y="4.596cm">
            <draw:text-box>
              <text:p text:style-name="P1"><text:span text:style-name="T2">Commons logging API</text:span></text:p>
            </draw:text-box>
          </draw:frame>
          <draw:connector draw:style-name="gr13" draw:text-style-name="P1" draw:layer="layout" svg:x1="28.071cm" svg:y1="3.75cm" svg:x2="31.032cm" svg:y2="4.596cm" draw:start-shape="id7" draw:start-glue-point="1" draw:end-shape="id9" draw:end-glue-point="0" svg:d="M28071 3750h2961v846">
            <text:p/>
          </draw:connector>
          <draw:rect draw:style-name="gr11" draw:text-style-name="P1" xml:id="id10" draw:id="id10" draw:layer="layout" svg:width="3.807cm" svg:height="2.115cm" svg:x="34.205cm" svg:y="4.596cm">
            <text:p/>
          </draw:rect>
          <draw:rect draw:style-name="gr3" draw:text-style-name="P2" draw:layer="layout" svg:width="3.384cm" svg:height="0.634cm" svg:x="34.205cm" svg:y="6.076cm">
            <text:p text:style-name="P1"><text:span text:style-name="T1">jul-to-slf4j.jar</text:span></text:p>
          </draw:rect>
          <draw:frame draw:style-name="gr10" draw:text-style-name="P3" draw:layer="layout" svg:width="3.807cm" svg:height="1.199cm" svg:x="34.205cm" svg:y="4.666cm">
            <draw:text-box>
              <text:p text:style-name="P1"><text:span text:style-name="T2">java.util.logging API</text:span></text:p>
            </draw:text-box>
          </draw:frame>
          <draw:connector draw:style-name="gr13" draw:text-style-name="P1" draw:layer="layout" svg:x1="28.071cm" svg:y1="3.75cm" svg:x2="36.108cm" svg:y2="4.596cm" draw:start-shape="id7" draw:start-glue-point="1" draw:end-shape="id10" draw:end-glue-point="0" svg:d="M28071 3750h8037v846">
            <text:p/>
          </draw:connector>
          <draw:connector draw:style-name="gr13" draw:text-style-name="P1" draw:layer="layout" svg:x1="26.167cm" svg:y1="8.614cm" svg:x2="26.168cm" svg:y2="9.883cm" draw:start-shape="id8" draw:start-glue-point="2" svg:d="M26167 8614v885h1v384">
            <text:p/>
          </draw:connector>
          <draw:connector draw:style-name="gr13" draw:text-style-name="P1" draw:layer="layout" svg:x1="26.168cm" svg:y1="11.787cm" svg:x2="26.167cm" svg:y2="13.056cm" svg:d="M26168 11787v635h-1v634">
            <text:p/>
          </draw:connector>
          <draw:connector draw:style-name="gr13" draw:text-style-name="P1" draw:layer="layout" svg:x1="31.032cm" svg:y1="6.711cm" svg:x2="28.071cm" svg:y2="7.768cm" draw:start-shape="id9" draw:start-glue-point="2" draw:end-shape="id8" svg:d="M31032 6711v1057h-2961">
            <text:p/>
          </draw:connector>
          <draw:connector draw:style-name="gr13" draw:text-style-name="P1" draw:layer="layout" svg:x1="36.108cm" svg:y1="6.711cm" svg:x2="28.071cm" svg:y2="7.768cm" draw:start-shape="id10" draw:start-glue-point="2" draw:end-shape="id8" draw:end-glue-point="1" svg:d="M36108 6711v1057h-8037">
            <text:p/>
          </draw:connector>
          <draw:frame draw:style-name="gr20" draw:layer="layout" svg:width="13.358cm" svg:height="1.357cm" svg:x="29.124cm" svg:y="9.24cm">
            <draw:text-box>
              <text:list text:style-name="L2">
                <text:list-item>
                  <text:p><text:span text:style-name="T4"><text:s/></text:span><text:span text:style-name="T4">jcl-over-slf4j.jar</text:span><text:span text:style-name="T5"> replaces </text:span><text:span text:style-name="T4">commons-logging.ja</text:span><text:span text:style-name="T5">r</text:span></text:p>
                </text:list-item>
                <text:list-item>
                  <text:p><text:span text:style-name="T4"><text:s/></text:span><text:span text:style-name="T4">SLF4JBrindgeHandler is installed (requires jul-to-slf4j.jar)</text:span></text:p>
                </text:list-item>
              </text:list>
            </draw:text-box>
          </draw:frame>
        </draw:g>
        <draw:rect draw:style-name="gr11" draw:text-style-name="P1" xml:id="id15" draw:id="id15" draw:layer="layout" svg:width="3.807cm" svg:height="2.115cm" svg:x="16.651cm" svg:y="17.285cm">
          <text:p/>
        </draw:rect>
        <draw:rect draw:style-name="gr17" draw:text-style-name="P1" xml:id="id11" draw:id="id11" draw:layer="layout" svg:width="3.807cm" svg:height="1.904cm" svg:x="7.134cm" svg:y="22.572cm">
          <text:p/>
        </draw:rect>
        <draw:rect draw:style-name="gr15" draw:text-style-name="P2" draw:layer="layout" svg:width="3.172cm" svg:height="0.611cm" svg:x="7.134cm" svg:y="23.864cm">
          <text:p text:style-name="P1"><text:span text:style-name="T1">slf4j-jdk14.jar</text:span></text:p>
        </draw:rect>
        <draw:rect draw:style-name="gr11" draw:text-style-name="P1" draw:layer="layout" svg:width="3.807cm" svg:height="2.327cm" svg:x="7.134cm" svg:y="25.745cm">
          <text:p/>
        </draw:rect>
        <draw:rect draw:style-name="gr3" draw:text-style-name="P2" draw:layer="layout" svg:width="3.316cm" svg:height="0.634cm" svg:x="7.134cm" svg:y="27.437cm">
          <text:p text:style-name="P1"><text:span text:style-name="T1">JVM runtime</text:span></text:p>
        </draw:rect>
        <draw:frame draw:style-name="gr19" draw:text-style-name="P3" draw:layer="layout" svg:width="3.807cm" svg:height="1.673cm" svg:x="7.134cm" svg:y="25.745cm">
          <draw:text-box>
            <text:p text:style-name="P1"><text:span text:style-name="T2">Underlying logging framework</text:span></text:p>
          </draw:text-box>
        </draw:frame>
        <draw:rect draw:style-name="gr3" draw:text-style-name="P2" draw:layer="layout" svg:width="3.574cm" svg:height="0.634cm" svg:x="16.651cm" svg:y="18.765cm">
          <text:p text:style-name="P1"><text:span text:style-name="T1">log4j-over-slf4j.jar</text:span></text:p>
        </draw:rect>
        <draw:frame draw:style-name="gr4" draw:text-style-name="P3" draw:layer="layout" svg:width="3.807cm" svg:height="0.725cm" svg:x="16.651cm" svg:y="17.708cm">
          <draw:text-box>
            <text:p text:style-name="P1"><text:span text:style-name="T2">log4j API</text:span></text:p>
          </draw:text-box>
        </draw:frame>
        <draw:connector draw:style-name="gr13" draw:text-style-name="P1" draw:layer="layout" svg:x1="9.037cm" svg:y1="24.476cm" svg:x2="9.037cm" svg:y2="25.745cm" draw:start-shape="id11" draw:start-glue-point="2" svg:d="M9037 24476v1269">
          <text:p/>
        </draw:connector>
        <draw:connector draw:style-name="gr13" draw:text-style-name="P1" draw:layer="layout" svg:x1="9.037cm" svg:y1="21.303cm" svg:x2="9.037cm" svg:y2="22.572cm" draw:start-shape="id12" draw:start-glue-point="2" svg:d="M9037 21303v1269">
          <text:p/>
        </draw:connector>
        <draw:frame draw:style-name="gr9" draw:text-style-name="P4" draw:layer="layout" svg:width="10.997cm" svg:height="2.195cm" svg:x="6.922cm" svg:y="13.689cm">
          <draw:text-box>
            <text:p><text:span text:style-name="T3">SLF4J bound to java.util.logging with redirection of commons-logging and log4j to SLF4J</text:span></text:p>
          </draw:text-box>
        </draw:frame>
        <draw:frame draw:style-name="gr4" draw:text-style-name="P3" draw:layer="layout" svg:width="3.807cm" svg:height="0.725cm" svg:x="6.922cm" svg:y="19.943cm">
          <draw:text-box>
            <text:p text:style-name="P1"><text:span text:style-name="T2">SLF4J API</text:span></text:p>
          </draw:text-box>
        </draw:frame>
        <draw:rect draw:style-name="gr2" draw:text-style-name="P1" xml:id="id12" draw:id="id12" draw:layer="layout" svg:width="3.807cm" svg:height="1.692cm" svg:x="7.134cm" svg:y="19.611cm">
          <text:p/>
        </draw:rect>
        <draw:rect draw:style-name="gr3" draw:text-style-name="P2" draw:layer="layout" svg:width="2.749cm" svg:height="0.634cm" svg:x="7.134cm" svg:y="20.669cm">
          <text:p text:style-name="P1"><text:span text:style-name="T1">slf4j-api.jar</text:span></text:p>
        </draw:rect>
        <draw:frame draw:style-name="gr4" draw:text-style-name="P3" draw:layer="layout" svg:width="3.807cm" svg:height="0.725cm" svg:x="7.134cm" svg:y="19.732cm">
          <draw:text-box>
            <text:p text:style-name="P1"><text:span text:style-name="T2">SLF4J API</text:span></text:p>
          </draw:text-box>
        </draw:frame>
        <draw:rect draw:style-name="gr8" draw:text-style-name="P1" xml:id="id13" draw:id="id13" draw:layer="layout" svg:width="3.807cm" svg:height="0.846cm" svg:x="7.134cm" svg:y="16.016cm">
          <text:p text:style-name="P1"><text:span text:style-name="T2">application</text:span></text:p>
        </draw:rect>
        <draw:connector draw:style-name="gr21" draw:text-style-name="P1" draw:layer="layout" svg:x1="9.037cm" svg:y1="16.862cm" svg:x2="9.037cm" svg:y2="19.611cm" draw:start-shape="id13" draw:start-glue-point="2" draw:end-shape="id12" draw:end-glue-point="0" svg:d="M9037 16862v2749">
          <text:p/>
        </draw:connector>
        <draw:rect draw:style-name="gr2" draw:text-style-name="P1" xml:id="id14" draw:id="id14" draw:layer="layout" svg:width="3.807cm" svg:height="2.115cm" svg:x="11.787cm" svg:y="17.285cm">
          <text:p/>
        </draw:rect>
        <draw:rect draw:style-name="gr3" draw:text-style-name="P2" draw:layer="layout" svg:width="3.384cm" svg:height="0.634cm" svg:x="11.787cm" svg:y="18.766cm">
          <text:p text:style-name="P1"><text:span text:style-name="T1">jcl-over-slf4j.jar</text:span></text:p>
        </draw:rect>
        <draw:frame draw:style-name="gr10" draw:text-style-name="P3" draw:layer="layout" svg:width="3.807cm" svg:height="1.199cm" svg:x="11.921cm" svg:y="17.496cm">
          <draw:text-box>
            <text:p text:style-name="P1"><text:span text:style-name="T2">Commons logging API</text:span></text:p>
          </draw:text-box>
        </draw:frame>
        <draw:connector draw:style-name="gr13" draw:text-style-name="P1" draw:layer="layout" svg:x1="10.941cm" svg:y1="16.439cm" svg:x2="13.69cm" svg:y2="17.285cm" draw:start-shape="id13" draw:start-glue-point="1" draw:end-shape="id14" draw:end-glue-point="0" svg:d="M10941 16439h2749v846">
          <text:p/>
        </draw:connector>
        <draw:connector draw:style-name="gr13" draw:text-style-name="P1" draw:layer="layout" svg:x1="10.941cm" svg:y1="16.439cm" svg:x2="18.554cm" svg:y2="17.285cm" draw:start-shape="id13" draw:start-glue-point="1" draw:end-shape="id15" draw:end-glue-point="0" svg:d="M10941 16439h7613v846">
          <text:p/>
        </draw:connector>
        <draw:connector draw:style-name="gr13" draw:text-style-name="P1" draw:layer="layout" svg:x1="13.69cm" svg:y1="19.4cm" svg:x2="10.941cm" svg:y2="20.457cm" draw:start-shape="id14" draw:start-glue-point="2" draw:end-shape="id12" svg:d="M13690 19400v1057h-2749">
          <text:p/>
        </draw:connector>
        <draw:connector draw:style-name="gr13" draw:text-style-name="P1" draw:layer="layout" svg:x1="18.554cm" svg:y1="19.4cm" svg:x2="10.941cm" svg:y2="20.457cm" draw:start-shape="id15" draw:start-glue-point="2" draw:end-shape="id12" draw:end-glue-point="1" svg:d="M18554 19400v1057h-7613">
          <text:p/>
        </draw:connector>
        <draw:frame draw:style-name="gr22" draw:layer="layout" svg:width="10.899cm" svg:height="1.361cm" svg:x="11.575cm" svg:y="20.88cm">
          <draw:text-box>
            <text:list text:style-name="L2">
              <text:list-item>
                <text:p><text:span text:style-name="T4"><text:s/></text:span><text:span text:style-name="T4">jcl-over-slf4j.jar</text:span><text:span text:style-name="T5"> replaces </text:span><text:span text:style-name="T4">commons-logging.ja</text:span><text:span text:style-name="T5">r</text:span></text:p>
              </text:list-item>
            </text:list>
            <text:list text:style-name="L1">
              <text:list-item>
                <text:p><text:span text:style-name="T4"><text:s/></text:span><text:span text:style-name="T4">log4j-over-slf4j.jar</text:span><text:span text:style-name="T5"> replaces </text:span><text:span text:style-name="T4">log4j.jar</text:span></text:p>
              </text:list-item>
            </text:list>
          </draw:text-box>
        </draw:frame>
        <draw:frame draw:style-name="gr18" draw:text-style-name="P3" draw:layer="layout" svg:width="3.807cm" svg:height="0.884cm" svg:x="7.134cm" svg:y="22.784cm">
          <draw:text-box>
            <text:p text:style-name="P1"><text:span text:style-name="T2">Adaptation layer</text:span></text:p>
          </draw:text-box>
        </draw:frame>
        <draw:g>
          <draw:frame draw:style-name="gr23" draw:text-style-name="P5" draw:layer="layout" svg:width="8.857cm" svg:height="0.64cm" svg:x="25.348cm" svg:y="27.009cm">
            <draw:text-box>
              <text:p><text:span text:style-name="T6"><text:s/></text:span><text:span text:style-name="T6">: SLF4J binding artifact available in classpath</text:span></text:p>
            </draw:text-box>
          </draw:frame>
          <draw:rect draw:style-name="gr15" draw:text-style-name="P2" draw:layer="layout" svg:width="1.48cm" svg:height="0.633cm" svg:x="24.054cm" svg:y="27.017cm">
            <text:p text:style-name="P1"><text:span text:style-name="T1">x.jar</text:span></text:p>
          </draw:rect>
          <draw:rect draw:style-name="gr24" draw:text-style-name="P2" draw:layer="layout" svg:width="1.48cm" svg:height="0.633cm" svg:x="24.054cm" svg:y="25.746cm">
            <text:p text:style-name="P1"><text:span text:style-name="T1">x.jar</text:span></text:p>
          </draw:rect>
          <draw:frame draw:style-name="gr25" draw:text-style-name="P5" draw:layer="layout" svg:width="7.585cm" svg:height="0.64cm" svg:x="25.563cm" svg:y="25.741cm">
            <draw:text-box>
              <text:p><text:span text:style-name="T6">: artifact available in classpath</text:span></text:p>
            </draw:text-box>
          </draw:frame>
          <draw:rect draw:style-name="gr26" draw:text-style-name="P3" xml:id="id16" draw:id="id16" draw:layer="layout" svg:width="1.48cm" svg:height="0.635cm" svg:x="24.053cm" svg:y="22.573cm">
            <text:p text:style-name="P1"><text:span text:style-name="T2">A</text:span></text:p>
          </draw:rect>
          <draw:rect draw:style-name="gr26" draw:text-style-name="P3" xml:id="id17" draw:id="id17" draw:layer="layout" svg:width="1.479cm" svg:height="0.635cm" svg:x="24.054cm" svg:y="24.265cm">
            <text:p text:style-name="P1"><text:span text:style-name="T2">B</text:span></text:p>
          </draw:rect>
          <draw:connector draw:style-name="gr13" draw:text-style-name="P1" draw:layer="layout" svg:x1="24.793cm" svg:y1="23.208cm" svg:x2="24.793cm" svg:y2="24.265cm" draw:start-shape="id16" draw:start-glue-point="2" draw:end-shape="id17" draw:end-glue-point="0" svg:d="M24793 23208v1057">
            <text:p/>
          </draw:connector>
          <draw:frame draw:style-name="gr27" draw:text-style-name="P6" draw:layer="layout" svg:width="3.807cm" svg:height="1.559cm" svg:x="25.533cm" svg:y="22.918cm">
            <draw:text-box>
              <text:p><text:span text:style-name="T7">A invoking </text:span></text:p>
              <text:p><text:span text:style-name="T7">software located </text:span></text:p>
              <text:p><text:span text:style-name="T7">in B</text:span></text:p>
            </draw:text-box>
          </draw:frame>
        </draw:g>
        <draw:g>
          <draw:frame draw:style-name="gr28" draw:layer="layout" svg:width="0.502cm" svg:height="1.204cm" svg:x="36.744cm" svg:y="23.484cm">
            <draw:text-box>
              <text:p/>
            </draw:text-box>
          </draw:frame>
          <draw:rect draw:style-name="gr29" draw:text-style-name="P3" draw:layer="layout" svg:width="4.441cm" svg:height="1.692cm" svg:x="35.898cm" svg:y="22.15cm">
            <text:p text:style-name="P1"><text:span text:style-name="T2">native implementation </text:span></text:p>
            <text:p text:style-name="P1"><text:span text:style-name="T2">of slf4j-api</text:span></text:p>
          </draw:rect>
          <draw:rect draw:style-name="gr30" draw:text-style-name="P3" draw:layer="layout" svg:width="4.441cm" svg:height="1.692cm" svg:x="35.898cm" svg:y="19.823cm">
            <text:p text:style-name="P1"><text:span text:style-name="T2">abstract </text:span></text:p>
            <text:p text:style-name="P1"><text:span text:style-name="T2">logging api</text:span></text:p>
          </draw:rect>
          <draw:rect draw:style-name="gr31" draw:text-style-name="P7" draw:layer="layout" svg:width="4.441cm" svg:height="1.692cm" svg:x="35.898cm" svg:y="26.38cm">
            <text:p text:style-name="P1"><text:span text:style-name="T6">non-native implementation </text:span></text:p>
            <text:p text:style-name="P1"><text:span text:style-name="T6">of slf4j-api</text:span></text:p>
          </draw:rect>
          <draw:rect draw:style-name="gr32" draw:text-style-name="P3" draw:layer="layout" svg:width="4.44cm" svg:height="1.692cm" svg:x="35.899cm" svg:y="24.265cm">
            <text:p text:style-name="P1"><text:span text:style-name="T2">adaptation layer</text:span></text:p>
          </draw:rect>
        </draw:g>
        <draw:frame draw:style-name="gr33" draw:text-style-name="P8" draw:layer="layout" svg:width="11.534cm" svg:height="5.922cm" svg:x="23.842cm" svg:y="16.439cm">
          <draw:text-box>
            <text:p><text:span text:style-name="T8">These diagrams illustrate </text:span><text:span text:style-name="T9">all</text:span><text:span text:style-name="T8"> possible </text:span></text:p>
            <text:p><text:span text:style-name="T8">redirections for various bindings for </text:span></text:p>
            <text:p><text:span text:style-name="T8">reasons of convenience and expediency. </text:span></text:p>
            <text:p><text:span text:style-name="T8">Redirections should be performed only </text:span></text:p>
            <text:p><text:span text:style-name="T8">when necessary. For instance, it makes </text:span></text:p>
            <text:p><text:span text:style-name="T8">no sense to redirect java.util.logging to </text:span></text:p>
            <text:p><text:span text:style-name="T8">SLF4J if java.util.logging is </text:span></text:p>
            <text:p><text:span text:style-name="T8">not being used in your application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0 845" svg:d="M0 0c0 282 0 563 0 845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eki Gulcu</meta:initial-creator>
    <meta:creation-date>2011-08-11T19:12:26.54</meta:creation-date>
    <dc:date>2022-01-25T14:07:49.95</dc:date>
    <dc:creator>G C</dc:creator>
    <meta:editing-duration>PT3H42M14S</meta:editing-duration>
    <meta:editing-cycles>17</meta:editing-cycles>
    <meta:generator>OpenOffice/4.1.6$Win32 OpenOffice.org_project/416m1$Build-9790</meta:generator>
    <meta:document-statistic meta:object-count="100"/>
  </office:meta>
</office:document-meta>
</file>